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cm" svg:y="16.273cm">
            <draw:object draw:notify-on-update-of-ranges="Sheet1.A3:Sheet1.A34 Sheet1.B2:Sheet1.B2 Sheet1.B3:Sheet1.B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index de la combinaison testé</text:p>
          </table:table-cell>
          <table:table-cell table:style-name="ce1" office:value-type="string" calcext:value-type="string">
            <text:p>générations par cycl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4:44:53.037755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21:50:36.924339348</meta:creation-date>
    <dc:date>2021-12-10T14:48:00.885501495</dc:date>
    <meta:editing-duration>PT3M23S</meta:editing-duration>
    <meta:editing-cycles>4</meta:editing-cycles>
    <meta:generator>LibreOffice/7.1.7.2$Linux_X86_64 LibreOffice_project/10$Build-2</meta:generator>
    <meta:document-statistic meta:table-count="1" meta:cell-count="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375cm" svg:y="4.201cm" style:legend-expansion="high" chart:style-name="ch2"/>
        <chart:plot-area chart:style-name="ch3" table:cell-range-address="Sheet1.A2:Sheet1.B34" chart:data-source-has-labels="both" svg:x="0.32cm" svg:y="0.18cm" svg:width="10.735cm" svg:height="8.64cm">
          <chart:coordinate-region svg:x="1.047cm" svg:y="0.379cm" svg:width="10.008cm" svg:height="7.649cm"/>
          <chart:axis chart:dimension="x" chart:name="primary-x" chart:style-name="ch4" chartooo:axis-type="auto">
            <chartooo:date-scale/>
            <chart:categories table:cell-range-address="Sheet1.A3:Sheet1.A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34" chart:label-cell-address="Sheet1.B2:Sheet1.B2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énérations par cycl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34</svg:desc>
                </draw:g>
              </table:table-cell>
              <table:table-cell office:value-type="float" office:value="1">
                <text:p>1</text:p>
                <draw:g>
                  <svg:desc>Sheet1.B3:Sheet1.B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